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3.4cm" svg:height="1.8cm" svg:x="8.4cm" svg:y="4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spin" presentation:preset-property="Rotate;Accelerate;Decelerate;AutoReverse">
                  <anim:animateTransform smil:dur="2s" smil:fill="hold" smil:targetElement="id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17:53:39.036000000</meta:creation-date>
    <dc:date>2018-07-15T17:54:11.510000000</dc:date>
    <meta:editing-duration>PT33S</meta:editing-duration>
    <meta:editing-cycles>1</meta:editing-cycles>
    <meta:generator>LibreOfficeDev/6.2.0.0.alpha0$Windows_X86_64 LibreOffice_project/3222ff04160604031a54868e3c11006048420866</meta:generator>
    <meta:document-statistic meta:object-count="24"/>
  </office:meta>
</office:document-meta>
</file>